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5.2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7927264273167" calcext:value-type="float">
            <text:p>0.002079272642732</text:p>
          </table:table-cell>
          <table:table-cell office:value-type="float" office:value="12962598" calcext:value-type="float">
            <text:p>12962598</text:p>
          </table:table-cell>
          <table:table-cell office:value-type="float" office:value="0.0233612395823002" calcext:value-type="float">
            <text:p>0.0233612395823</text:p>
          </table:table-cell>
          <table:table-cell office:value-type="float" office:value="2032" calcext:value-type="float">
            <text:p>2032</text:p>
          </table:table-cell>
          <table:table-cell office:value-type="float" office:value="52.9330885410309" calcext:value-type="float">
            <text:p>52.9330885410309</text:p>
          </table:table-cell>
          <table:table-cell office:value-type="string" calcext:value-type="string">
            <text:p>4_C_exp8</text:p>
          </table:table-cell>
          <table:table-cell office:value-type="string" calcext:value-type="string">
            <text:p>4_C.v1.l0.ds1.l_combo0.ds_combo2.idays60.odays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1059775352478" calcext:value-type="float">
            <text:p>0.037105977535248</text:p>
          </table:table-cell>
          <table:table-cell office:value-type="float" office:value="360181.4375" calcext:value-type="float">
            <text:p>360181.4375</text:p>
          </table:table-cell>
          <table:table-cell office:value-type="float" office:value="0.149024248123169" calcext:value-type="float">
            <text:p>0.149024248123169</text:p>
          </table:table-cell>
          <table:table-cell office:value-type="float" office:value="2032" calcext:value-type="float">
            <text:p>2032</text:p>
          </table:table-cell>
          <table:table-cell office:value-type="float" office:value="73.839084148407" calcext:value-type="float">
            <text:p>73.839084148407</text:p>
          </table:table-cell>
          <table:table-cell office:value-type="string" calcext:value-type="string">
            <text:p>4_C_exp32</text:p>
          </table:table-cell>
          <table:table-cell office:value-type="string" calcext:value-type="string">
            <text:p>4_C.v1.l0.ds1.l_combo0.ds_combo4.idays60.odays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0621345750988" calcext:value-type="float">
            <text:p>0.00170621345751</text:p>
          </table:table-cell>
          <table:table-cell office:value-type="float" office:value="15387555" calcext:value-type="float">
            <text:p>15387555</text:p>
          </table:table-cell>
          <table:table-cell office:value-type="float" office:value="0.0236258711665869" calcext:value-type="float">
            <text:p>0.023625871166587</text:p>
          </table:table-cell>
          <table:table-cell office:value-type="float" office:value="2032" calcext:value-type="float">
            <text:p>2032</text:p>
          </table:table-cell>
          <table:table-cell office:value-type="float" office:value="44.9266772270203" calcext:value-type="float">
            <text:p>44.9266772270203</text:p>
          </table:table-cell>
          <table:table-cell office:value-type="string" calcext:value-type="string">
            <text:p>4_F_exp64</text:p>
          </table:table-cell>
          <table:table-cell office:value-type="string" calcext:value-type="string">
            <text:p>4_F.v1.l0.ds1.l_combo0.ds_combo2.idays60.odays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61245982348919" calcext:value-type="float">
            <text:p>0.036124598234892</text:p>
          </table:table-cell>
          <table:table-cell office:value-type="float" office:value="448382.78125" calcext:value-type="float">
            <text:p>448382.78125</text:p>
          </table:table-cell>
          <table:table-cell office:value-type="float" office:value="0.14714327454567" calcext:value-type="float">
            <text:p>0.14714327454567</text:p>
          </table:table-cell>
          <table:table-cell office:value-type="float" office:value="2032" calcext:value-type="float">
            <text:p>2032</text:p>
          </table:table-cell>
          <table:table-cell office:value-type="float" office:value="81.7328741550446" calcext:value-type="float">
            <text:p>81.7328741550446</text:p>
          </table:table-cell>
          <table:table-cell office:value-type="string" calcext:value-type="string">
            <text:p>4_Q_exp8</text:p>
          </table:table-cell>
          <table:table-cell office:value-type="string" calcext:value-type="string">
            <text:p>4_Q.v1.l0.ds1.l_combo0.ds_combo4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5556783657521" calcext:value-type="float">
            <text:p>0.002555678365752</text:p>
          </table:table-cell>
          <table:table-cell office:value-type="float" office:value="10353189" calcext:value-type="float">
            <text:p>10353189</text:p>
          </table:table-cell>
          <table:table-cell office:value-type="float" office:value="0.021418834105134" calcext:value-type="float">
            <text:p>0.021418834105134</text:p>
          </table:table-cell>
          <table:table-cell office:value-type="float" office:value="2032" calcext:value-type="float">
            <text:p>2032</text:p>
          </table:table-cell>
          <table:table-cell office:value-type="float" office:value="29.2235326766968" calcext:value-type="float">
            <text:p>29.2235326766968</text:p>
          </table:table-cell>
          <table:table-cell office:value-type="string" calcext:value-type="string">
            <text:p>4_AA_exp32</text:p>
          </table:table-cell>
          <table:table-cell office:value-type="string" calcext:value-type="string">
            <text:p>4_AA.v1.l0.ds1.l_combo0.ds_combo2.idays60.odays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358444564044476" calcext:value-type="float">
            <text:p>0.035844456404448</text:p>
          </table:table-cell>
          <table:table-cell office:value-type="float" office:value="308488.4375" calcext:value-type="float">
            <text:p>308488.4375</text:p>
          </table:table-cell>
          <table:table-cell office:value-type="float" office:value="0.149794891476631" calcext:value-type="float">
            <text:p>0.149794891476631</text:p>
          </table:table-cell>
          <table:table-cell office:value-type="float" office:value="2026" calcext:value-type="float">
            <text:p>2026</text:p>
          </table:table-cell>
          <table:table-cell office:value-type="float" office:value="83.1529824733734" calcext:value-type="float">
            <text:p>83.1529824733734</text:p>
          </table:table-cell>
          <table:table-cell office:value-type="string" calcext:value-type="string">
            <text:p>4_AA_exp32</text:p>
          </table:table-cell>
          <table:table-cell office:value-type="string" calcext:value-type="string">
            <text:p>4_AA.v1.l0.ds1.l_combo0.ds_combo4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0621345750988" calcext:value-type="float">
            <text:p>0.00170621345751</text:p>
          </table:table-cell>
          <table:table-cell office:value-type="float" office:value="15387555" calcext:value-type="float">
            <text:p>15387555</text:p>
          </table:table-cell>
          <table:table-cell office:value-type="float" office:value="0.0236258711665869" calcext:value-type="float">
            <text:p>0.023625871166587</text:p>
          </table:table-cell>
          <table:table-cell office:value-type="float" office:value="2032" calcext:value-type="float">
            <text:p>2032</text:p>
          </table:table-cell>
          <table:table-cell office:value-type="float" office:value="44.9266772270203" calcext:value-type="float">
            <text:p>44.9266772270203</text:p>
          </table:table-cell>
          <table:table-cell office:value-type="string" calcext:value-type="string">
            <text:p>4_F_exp64</text:p>
          </table:table-cell>
          <table:table-cell office:value-type="string" calcext:value-type="string">
            <text:p>4_F.v1.l0.ds1.l_combo0.ds_combo2.idays60.odays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348210111260414" calcext:value-type="float">
            <text:p>0.034821011126042</text:p>
          </table:table-cell>
          <table:table-cell office:value-type="float" office:value="0.0348210148513317" calcext:value-type="float">
            <text:p>0.034821014851332</text:p>
          </table:table-cell>
          <table:table-cell office:value-type="float" office:value="319192.59375" calcext:value-type="float">
            <text:p>319192.59375</text:p>
          </table:table-cell>
          <table:table-cell office:value-type="float" office:value="0.147240549325943" calcext:value-type="float">
            <text:p>0.147240549325943</text:p>
          </table:table-cell>
          <table:table-cell office:value-type="float" office:value="2056" calcext:value-type="float">
            <text:p>2056</text:p>
          </table:table-cell>
          <table:table-cell office:value-type="float" office:value="81.9687595367432" calcext:value-type="float">
            <text:p>81.9687595367432</text:p>
          </table:table-cell>
          <table:table-cell office:value-type="string" calcext:value-type="string">
            <text:p>4_F_exp8</text:p>
          </table:table-cell>
          <table:table-cell office:value-type="string" calcext:value-type="string">
            <text:p>4_F.v1.l0.ds1.l_combo0.ds_combo4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23:45.936488665</dc:date>
    <meta:editing-duration>PT1H11M31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